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rsid="00075489" officeooo:paragraph-rsid="00075489"/>
    </style:style>
    <style:style style:name="P2" style:family="paragraph" style:parent-style-name="Heading_20_2">
      <style:text-properties officeooo:rsid="0007cf11" officeooo:paragraph-rsid="0007cf11"/>
    </style:style>
    <style:style style:name="P3" style:family="paragraph" style:parent-style-name="Text_20_body">
      <style:text-properties officeooo:rsid="0005f4f9" officeooo:paragraph-rsid="0005f4f9"/>
    </style:style>
    <style:style style:name="P4" style:family="paragraph" style:parent-style-name="Text_20_body">
      <style:text-properties officeooo:rsid="0005f4f9" officeooo:paragraph-rsid="00075489"/>
    </style:style>
    <style:style style:name="P5" style:family="paragraph" style:parent-style-name="Text_20_body">
      <style:text-properties officeooo:paragraph-rsid="0005f4f9"/>
    </style:style>
    <style:style style:name="P6" style:family="paragraph" style:parent-style-name="Text_20_body">
      <style:text-properties officeooo:paragraph-rsid="00075489"/>
    </style:style>
    <style:style style:name="P7" style:family="paragraph" style:parent-style-name="Text_20_body">
      <style:text-properties officeooo:rsid="00075489" officeooo:paragraph-rsid="00075489"/>
    </style:style>
    <style:style style:name="P8" style:family="paragraph" style:parent-style-name="Text_20_body" style:list-style-name="L2">
      <style:text-properties officeooo:rsid="00075489" officeooo:paragraph-rsid="00075489"/>
    </style:style>
    <style:style style:name="P9" style:family="paragraph" style:parent-style-name="Text_20_body">
      <style:text-properties officeooo:rsid="0007cf11" officeooo:paragraph-rsid="0007cf11"/>
    </style:style>
    <style:style style:name="P10" style:family="paragraph" style:parent-style-name="Text_20_body">
      <style:text-properties officeooo:rsid="0008dd6e" officeooo:paragraph-rsid="0008dd6e"/>
    </style:style>
    <style:style style:name="P11" style:family="paragraph" style:parent-style-name="Text_20_body">
      <style:text-properties officeooo:rsid="0008dd6e" officeooo:paragraph-rsid="000a4999"/>
    </style:style>
    <style:style style:name="P12" style:family="paragraph" style:parent-style-name="Text_20_body">
      <style:text-properties officeooo:rsid="000a4999" officeooo:paragraph-rsid="000a4999"/>
    </style:style>
    <style:style style:name="P13" style:family="paragraph" style:parent-style-name="Text_20_body" style:list-style-name="L2">
      <style:text-properties officeooo:rsid="000b730f" officeooo:paragraph-rsid="000b730f"/>
    </style:style>
    <style:style style:name="P14" style:family="paragraph" style:parent-style-name="Text_20_body">
      <style:text-properties officeooo:rsid="000b730f" officeooo:paragraph-rsid="000b730f"/>
    </style:style>
    <style:style style:name="P15" style:family="paragraph" style:parent-style-name="Text_20_body">
      <style:text-properties officeooo:rsid="000c3244" officeooo:paragraph-rsid="000c3244"/>
    </style:style>
    <style:style style:name="P16" style:family="paragraph" style:parent-style-name="Text_20_body">
      <style:paragraph-properties fo:break-before="page"/>
      <style:text-properties officeooo:rsid="0007cf11" officeooo:paragraph-rsid="0007cf11"/>
    </style:style>
    <style:style style:name="P17" style:family="paragraph" style:parent-style-name="Text_20_body">
      <style:paragraph-properties fo:break-before="page"/>
      <style:text-properties officeooo:rsid="0008dd6e" officeooo:paragraph-rsid="000a4999"/>
    </style:style>
    <style:style style:name="P18" style:family="paragraph" style:parent-style-name="Title">
      <style:text-properties officeooo:rsid="0005efa4" officeooo:paragraph-rsid="0005efa4"/>
    </style:style>
    <style:style style:name="P19" style:family="paragraph" style:parent-style-name="Title">
      <style:paragraph-properties fo:text-align="center" style:justify-single-word="false"/>
      <style:text-properties officeooo:rsid="0005efa4" officeooo:paragraph-rsid="0005f4f9"/>
    </style:style>
    <style:style style:name="P20" style:family="paragraph" style:parent-style-name="Heading_20_1">
      <style:paragraph-properties fo:break-before="page"/>
      <style:text-properties officeooo:rsid="0005f4f9" officeooo:paragraph-rsid="0005f4f9"/>
    </style:style>
    <style:style style:name="P21" style:family="paragraph" style:parent-style-name="Heading_20_1">
      <style:paragraph-properties fo:break-before="page"/>
      <style:text-properties officeooo:paragraph-rsid="00075489"/>
    </style:style>
    <style:style style:name="T1" style:family="text">
      <style:text-properties officeooo:rsid="00075489"/>
    </style:style>
    <style:style style:name="T2" style:family="text">
      <style:text-properties officeooo:rsid="0008dd6e"/>
    </style:style>
    <style:style style:name="T3" style:family="text">
      <style:text-properties officeooo:rsid="000a4999"/>
    </style:style>
    <style:style style:name="T4" style:family="text">
      <style:text-properties officeooo:rsid="000b730f"/>
    </style:style>
    <style:style style:name="T5" style:family="text">
      <style:text-properties officeooo:rsid="000c3244"/>
    </style:style>
    <style:style style:name="fr1" style:family="graphic" style:parent-style-name="Frame">
      <style:graphic-properties style:vertical-pos="middle" style:vertical-rel="page-content" style:horizontal-pos="from-left" style:horizontal-rel="page"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9cm" svg:width="16.907cm" draw:z-index="0">
        <draw:text-box fo:min-height="0.499cm">
          <text:p text:style-name="P19">Analyse du lancement des commandes</text:p>
        </draw:text-box>
      </draw:frame>
      <text:p text:style-name="P18"/>
      <text:h text:style-name="P20" text:outline-level="1">Objectifs</text:h>
      <text:p text:style-name="P5"/>
      <text:p text:style-name="P3">L’objectif du lancement de commandes est de pouvoir exécuter différents programmes en spécifiant divers paramètres comme le flux d’entrées, le flux de sorties, le flux d’erreurs, ou encore rediriger le flux de sortie d’une commande A vers celui d’une commande B, en cachant les aspects techniques du systèmes d’exploitation.</text:p>
      <text:p text:style-name="P4">L’analyse de commandes devra également gérer la présence de caractères spéciaux <text:span text:style-name="T1">pour pouvoir considérer des traitements sur de multiples fichiers, sans pour autant les référencer et pouvoir rediriger ces mêmes fichiers pour récupérer les sorties d’une commande, ou définir son entrée.</text:span></text:p>
      <text:p text:style-name="P4"/>
      <text:h text:style-name="P21" text:outline-level="1"><text:span text:style-name="T1">Définitions des différents éléments</text:span></text:h>
      <text:h text:style-name="P1" text:outline-level="2">Structure d’une commande</text:h>
      <text:p text:style-name="P6"/>
      <text:p text:style-name="P7">Une commande sera définie grâce aux éléments suivants :</text:p>
      <text:list xml:id="list1321865728131265192" text:style-name="L2">
        <text:list-item>
          <text:p text:style-name="P8">commande : chaîne de caractères ;</text:p>
        </text:list-item>
        <text:list-item>
          <text:p text:style-name="P8">Les options : Un tableau composé de chaînes de caractères et se terminant par un terminateur nul ;</text:p>
        </text:list-item>
        <text:list-item>
          <text:p text:style-name="P8">Un descripteur de fichier d’entrée : entier, réglé à 0 par défaut ;</text:p>
        </text:list-item>
        <text:list-item>
          <text:p text:style-name="P8">Un descripteur de fichier de sortie : entier, réglé à 1 par défaut ;</text:p>
        </text:list-item>
        <text:list-item>
          <text:p text:style-name="P8">Un descripteur de fichier d’erreur : entier, réglé à 2 par défaut ;</text:p>
        </text:list-item>
        <text:list-item>
          <text:p text:style-name="P13">Un booléen déterminant si la commande doit être exécuté en arrière plan.</text:p>
        </text:list-item>
      </text:list>
      <text:p text:style-name="P7"/>
      <text:h text:style-name="P2" text:outline-level="2">Spécification</text:h>
      <text:p text:style-name="P9"/>
      <text:p text:style-name="P9">Nom de méthode : newCommande</text:p>
      <text:p text:style-name="P9">Description : Créer une nouvelle commande, et définit les paramètres par défaut.</text:p>
      <text:p text:style-name="P9">Arguments : Un chemin vers un programme;</text:p>
      <text:p text:style-name="P9">Préconditions : argument non vide ;</text:p>
      <text:p text:style-name="P9">Retour : pointeur sur une commande ;</text:p>
      <text:p text:style-name="P9">Postconditions : Si le pointeur n’est pas nul, flux d’entrée réglé à 0, flux de sortie à 1, flux d’erreurs à 2, et tableau d’argument contenant un élément nul.</text:p>
      <text:p text:style-name="P9"/>
      <text:p text:style-name="P16">Nom de méthode : addOptionCommande</text:p>
      <text:p text:style-name="P10">Description : Ajoute une option à la définition d’une commande</text:p>
      <text:p text:style-name="P9">Arguments : <text:span text:style-name="T2">Une commande à la quelle ajouter une option et une c</text:span>haîne de caractère contenant une option ;</text:p>
      <text:p text:style-name="P9">Précondition : argument non nul ;</text:p>
      <text:p text:style-name="P9">Retour : vrai si l’ajout a réussi, faux sinon.</text:p>
      <text:p text:style-name="P9">Postcondition : Un élément supplémentaire dans le tableau des options, et la cellule suivante à vide.</text:p>
      <text:p text:style-name="P9"/>
      <text:p text:style-name="P10">Nom de méthode : setInCommande</text:p>
      <text:p text:style-name="P12">Description : Redéfinit le flux d’entrée d’une commande</text:p>
      <text:p text:style-name="P12">Arguments : Une commande dont il faut redéfinir le flux d’entrée et le chemin du fichier à mettre en tant que flux d’entrée ;</text:p>
      <text:p text:style-name="P12">Précondition : Arguments non nuls et le fichier spécifié doit exister.</text:p>
      <text:p text:style-name="P12">Retour : vrai si la redirection a pu être faite, faux sinon.</text:p>
      <text:p text:style-name="P12">Postcondition : La définition de la structure doit contenir un flux d’entrée différent du précédent.</text:p>
      <text:p text:style-name="P12"/>
      <text:p text:style-name="P11">Nom de méthode : set<text:span text:style-name="T3">Out</text:span>Commande</text:p>
      <text:p text:style-name="P12">Description : Redéfinit le flux de sortie d’une commande</text:p>
      <text:p text:style-name="P12">Arguments : Une commande dont il faut redéfinir le flux de sorties et le chemin du fichier à mettre en tant que flux de sortie ;</text:p>
      <text:p text:style-name="P12">Précondition : Arguments non nuls et le fichier spécifié doit exister.</text:p>
      <text:p text:style-name="P12">Retour : vrai si la redirection a pu être faite, faux sinon.</text:p>
      <text:p text:style-name="P12">Postcondition : La définition de la structure doit contenir un flux de sortie différent du précédent.</text:p>
      <text:p text:style-name="P11"/>
      <text:p text:style-name="P17">Nom de méthode : set<text:span text:style-name="T3">Err</text:span>Commande</text:p>
      <text:p text:style-name="P12">Description : Redéfinit le flux d’erreur d’une commande</text:p>
      <text:p text:style-name="P12">Arguments : Une commande dont il faut redéfinir le flux d’erreur et le chemin du fichier à mettre en tant que flux de sortie ;</text:p>
      <text:p text:style-name="P12">Précondition : Arguments non nuls et le fichier spécifié doit exister.</text:p>
      <text:p text:style-name="P12">Retour : vrai si la redirection a pu être faite, faux sinon.</text:p>
      <text:p text:style-name="P12">Postcondition : La définition de la structure doit contenir un flux d’<text:span text:style-name="T4">erreurs</text:span> différent du précédent.</text:p>
      <text:p text:style-name="P12"/>
      <text:p text:style-name="P14">Nom de méthode : pipeCommande</text:p>
      <text:p text:style-name="P14">Description : Créer un tube de communication entre les deux futurs commandes, redirigeant le flux de sortie du premier processus sur l’entrée du tube, et la sortie du tube sur l’entrée du deuxième processus.</text:p>
      <text:p text:style-name="P14">Arguments : Deux commandes</text:p>
      <text:p text:style-name="P14">Précondition : Arguments non vide</text:p>
      <text:p text:style-name="P14">Retour : vrai si la redirection a pu être fait, faux sinon.</text:p>
      <text:p text:style-name="P14">Postcondition : Le premier processus doit avoir un flux de sortie différent du précédent, et le second doit avoir un flux d’entrée différent du premier.</text:p>
      <text:p text:style-name="P14"/>
      <text:p text:style-name="P14">Nom de méthode : executeCommande</text:p>
      <text:p text:style-name="P14">Description : Exécute la commande </text:p>
      <text:p text:style-name="P14">Précondition : <text:span text:style-name="T5">commande non nulle, tableau non nulle et terminant par le terminateur nul, descripteur de fichiers ouvert, argument background à 1 ou 0.</text:span></text:p>
      <text:p text:style-name="P15">Retour : 0 si cela échoue, 1 sinon</text:p>
      <text:p text:style-name="P15">Postcondition : Fermeture des flux de fich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style:font-name="Liberation Sans" fo:font-family="'Liberation Sans'" style:font-family-generic="swiss" style:font-pitch="variable" fo:font-size="14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cm" style:auto-text-indent="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vertical-align="auto" style:snap-to-layout-gri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start" style:justify-single-word="false" fo:text-indent="0cm" style:auto-text-indent="false"/>
      <style:text-properties fo:color="#006600" fo:font-size="130%" fo:font-weight="bold" style:font-size-asian="130%" style:font-weight-asian="bold" style:font-size-complex="130%" style:font-weight-complex="600"/>
    </style:style>
    <style:style style:name="Sans_20_nom1" style:display-name="Sans nom1" style:family="paragraph" style:parent-style-name="Text_20_body">
      <style:paragraph-properties fo:line-height="15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align="start" style:justify-single-word="false" fo:text-indent="1.251cm" style:auto-text-indent="false"/>
      <style:text-properties fo:color="#6666ff"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21:22:05.844783895</meta:creation-date>
    <meta:editing-duration>PT8M6S</meta:editing-duration>
    <meta:editing-cycles>3</meta:editing-cycles>
    <meta:generator>LibreOffice/5.1.4.2$Linux_X86_64 LibreOffice_project/10m0$Build-2</meta:generator>
    <dc:date>2016-12-17T22:36:42.917218975</dc:date>
    <meta:document-statistic meta:table-count="0" meta:image-count="0" meta:object-count="0" meta:page-count="5" meta:paragraph-count="55" meta:word-count="690" meta:character-count="4081" meta:non-whitespace-character-count="3451"/>
  </office:meta>
</office:document-meta>
</file>